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 fo:font-weight="bold" style:font-weight-asian="bold" style:font-weight-complex="bold"/>
    </style:style>
    <style:style style:name="P2" style:family="paragraph" style:parent-style-name="Standard">
      <style:text-properties style:font-name="Trebuchet MS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nces and Entities</text:p>
      <text:p text:style-name="P2">Instances hold the data</text:p>
      <text:p text:style-name="P2">Entities have the controls. The controls have data which is independent of the instance. It may be dirty.</text:p>
      <text:p text:style-name="P2"/>
      <text:p text:style-name="P2">To cancel changes, the data in the controls must be replaced with the original data. Just calling LoadData() should work, but setting .Text does not update the displa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 Cranfield</meta:initial-creator>
    <meta:creation-date>2016-09-29T15:01:12.58</meta:creation-date>
    <dc:date>2016-09-29T15:07:42.37</dc:date>
    <dc:creator>Tim Cranfield</dc:creator>
    <meta:editing-duration>PT6M30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4" meta:word-count="53" meta:character-count="318"/>
  </office:meta>
</office:document-meta>
</file>